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1in" fo:margin-right="0in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text-indent="-0.25in" style:auto-text-indent="false"/>
    </style:style>
    <style:style style:name="P16" style:family="paragraph" style:parent-style-name="Standard" style:list-style-name="WWNum9">
      <style:paragraph-properties fo:margin-left="1in" fo:margin-right="0in" fo:text-indent="-0.25in" style:auto-text-indent="false"/>
    </style:style>
    <style:style style:name="P17" style:family="paragraph" style:parent-style-name="Standard" style:list-style-name="WWNum7">
      <style:paragraph-properties fo:margin-left="1in" fo:margin-right="0in" fo:text-indent="-0.25in" style:auto-text-indent="false"/>
    </style:style>
    <style:style style:name="P18" style:family="paragraph" style:parent-style-name="Standard">
      <style:paragraph-properties fo:margin-left="1in" fo:margin-right="0in" fo:text-indent="0in" style:auto-text-indent="false"/>
    </style:style>
    <style:style style:name="P19" style:family="paragraph" style:parent-style-name="Standard">
      <style:paragraph-properties fo:margin-left="0.5in" fo:margin-right="0in" fo:text-indent="0in" style:auto-text-indent="false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/>
    </style:style>
    <style:style style:name="T6" style:family="text">
      <style:text-properties style:text-position="sub 58%"/>
    </style:style>
    <style:style style:name="T7" style:family="text">
      <style:text-properties fo:font-style="italic" style:font-style-asian="italic"/>
    </style:style>
    <style:style style:name="T8" style:family="text">
      <style:text-properties fo:color="#6fa8dc" style:font-name="Roboto Mono" fo:font-size="12pt" style:text-underline-style="solid" style:text-underline-width="auto" style:text-underline-color="font-color" fo:font-weight="bold" style:font-name-asian="Roboto Mono1" style:font-size-asian="12pt" style:font-weight-asian="bold" style:font-name-complex="Roboto Mono1" style:font-size-complex="12pt"/>
    </style:style>
    <style:style style:name="T9" style:family="text">
      <style:text-properties fo:color="#3c78d8"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T10" style:family="text">
      <style:text-properties style:font-name="Roboto Mono" fo:font-weight="bold" style:font-name-asian="Roboto Mono1" style:font-weight-asian="bold" style:font-name-complex="Roboto Mono1"/>
    </style:style>
    <style:style style:name="T11" style:family="text">
      <style:text-properties style:font-name="Roboto Mono" fo:font-size="8pt" style:font-name-asian="Roboto Mono1" style:font-size-asian="8pt" style:font-name-complex="Roboto Mono1" style:font-size-complex="8pt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VECTORS</text:span></text:p>
      <text:p text:style-name="P1"/>
      <text:p text:style-name="Standard"><text:span text:style-name="T2">Euclidean space:</text:span></text:p>
      <text:p text:style-name="Standard">The space of n dimensions where the distance between any two points is given by the distance formula sqrt(sum(x^2, y^2, ...etc))</text:p>
      <text:p text:style-name="Standard"/>
      <text:p text:style-name="Standard"><text:span text:style-name="T2">Dot Product:</text:span></text:p>
      <text:p text:style-name="P2"/>
      <text:list xml:id="list395225927" text:style-name="WWNum8">
        <text:list-item>
          <text:p text:style-name="P4">u and v are of the same dimensions</text:p>
        </text:list-item>
        <text:list-item>
          <text:p text:style-name="P4">u.v = u<text:span text:style-name="T4">t</text:span> v</text:p>
        </text:list-item>
      </text:list>
      <text:p text:style-name="Standard"/>
      <text:p text:style-name="Standard"><text:span text:style-name="T2">Unit vectors:</text:span></text:p>
      <text:list xml:id="list300577136" text:style-name="WWNum10">
        <text:list-item>
          <text:p text:style-name="P5">Any vector with a magnitude of 1.</text:p>
        </text:list-item>
        <text:list-item>
          <text:p text:style-name="P5">Coordinate axes vectors, i(1,0,0), j(0,1,0), k(0,0,1) etc</text:p>
        </text:list-item>
        <text:list-item>
          <text:p text:style-name="P5">(1/√3,1/√3,1/√3) is also a unit vector as its magnitude is 1</text:p>
        </text:list-item>
        <text:list-item>
          <text:p text:style-name="P5">Any vector with a magnitude != 1 can yield a unit vector if we take the vector and scalar divide it by its own magnitude.</text:p>
        </text:list-item>
      </text:list>
      <text:p text:style-name="Standard"/>
      <text:p text:style-name="Standard"><text:span text:style-name="T2">Projection of one vector onto another:</text:span></text:p>
      <text:list xml:id="list2585865660" text:style-name="WWNum1">
        <text:list-item>
          <text:p text:style-name="P6">Proj<text:span text:style-name="T6">y</text:span>x = <draw:frame draw:style-name="fr1" text:anchor-type="as-char" svg:width="1.1728in" svg:height="0.2193in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Standard"/>
      <text:p text:style-name="Standard"><text:span text:style-name="T2">Angle between two vectors:</text:span></text:p>
      <text:list xml:id="list3652265515" text:style-name="WWNum4">
        <text:list-item>
          <text:p text:style-name="P7">Cos<text:span text:style-name="T7">θ = </text:span><draw:frame draw:style-name="fr1" text:anchor-type="as-char" svg:width="1.6283in" svg:height="0.2055in" draw:z-index="0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7">Orthogonal vectors θ<draw:frame draw:style-name="fr1" text:anchor-type="as-char" svg:width="0.0161in" svg:height="0.1839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7">= 90</text:span><text:span text:style-name="T5">o</text:span></text:p>
          <text:list>
            <text:list-item>
              <text:p text:style-name="P14">Cos<text:span text:style-name="T7">θ = </text:span>0</text:p>
            </text:list-item>
            <text:list-item>
              <text:p text:style-name="P14"><draw:frame draw:style-name="fr1" text:anchor-type="as-char" svg:width="1.6283in" svg:height="0.2055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7"><text:s/></text:span>= 0</text:p>
            </text:list-item>
            <text:list-item>
              <text:p text:style-name="P14">(x.y) = 0</text:p>
            </text:list-item>
          </text:list>
        </text:list-item>
      </text:list>
      <text:p text:style-name="P18"><text:soft-page-break/></text:p>
      <text:p text:style-name="P18"/>
      <text:p text:style-name="Standard"><text:span text:style-name="T2">Why do we care about vectors:</text:span></text:p>
      <text:list xml:id="list1561457980" text:style-name="WWNum2">
        <text:list-item>
          <text:p text:style-name="P8">Very useful to represent features of our dataset as a collection of numbers in a vector format</text:p>
        </text:list-item>
        <text:list-item>
          <text:p text:style-name="P8">For eg: Phone specs as a vector, Image as a collection of numbers in vector form.</text:p>
        </text:list-item>
      </text:list>
      <text:p text:style-name="Standard"/>
      <text:p text:style-name="Standard"/>
      <text:p text:style-name="Standard"><text:span text:style-name="T1">MATRICES</text:span></text:p>
      <text:p text:style-name="P1"/>
      <text:p text:style-name="Standard"><text:span text:style-name="T2">Introduction to matrices:</text:span></text:p>
      <text:list xml:id="list123242283" text:style-name="WWNum3">
        <text:list-item>
          <text:p text:style-name="P9">It is a collection of column vectors or a collection of row vectors</text:p>
        </text:list-item>
        <text:list-item>
          <text:p text:style-name="P9">m = No. of rows</text:p>
        </text:list-item>
        <text:list-item>
          <text:p text:style-name="P9">n = No. of columns</text:p>
        </text:list-item>
        <text:list-item>
          <text:p text:style-name="P9">Addition of two matrices:</text:p>
          <text:list>
            <text:list-item>
              <text:p text:style-name="P15">m1 == m2</text:p>
            </text:list-item>
            <text:list-item>
              <text:p text:style-name="P15">n1 == n2</text:p>
            </text:list-item>
          </text:list>
        </text:list-item>
      </text:list>
      <text:p text:style-name="Standard"/>
      <text:p text:style-name="Standard"><text:span text:style-name="T2">Multiplying a vector by a matrix:</text:span></text:p>
      <text:list xml:id="list3551845499" text:style-name="WWNum9">
        <text:list-item>
          <text:p text:style-name="P10">Row-by-column method: dot product of each row of matrix with the column of the vector</text:p>
        </text:list-item>
        <text:list-item>
          <text:p text:style-name="P10">Number of columns in the matrix should be equal to the number of rows in the vector</text:p>
        </text:list-item>
        <text:list-item>
          <text:p text:style-name="P10">mxn * nx1</text:p>
          <text:list>
            <text:list-item>
              <text:p text:style-name="P16">Yields mx1 dimension vector</text:p>
            </text:list-item>
          </text:list>
        </text:list-item>
      </text:list>
      <text:p text:style-name="Standard"/>
      <text:p text:style-name="Standard"><text:span text:style-name="T2">Multiplying a matrix by another matrix</text:span></text:p>
      <text:list xml:id="list399292317" text:style-name="WWNum7">
        <text:list-item>
          <text:p text:style-name="P11">Same Row-by-column method: dot product of each row of m1 with each column of m2</text:p>
        </text:list-item>
        <text:list-item>
          <text:p text:style-name="P11">Number of columns of m1 should be equal to the number of rows of m2</text:p>
        </text:list-item>
        <text:list-item>
          <text:p text:style-name="P11"><text:soft-page-break/>mxn * nxo</text:p>
          <text:list>
            <text:list-item>
              <text:p text:style-name="P17">Yields mxo dimension matrix</text:p>
            </text:list-item>
          </text:list>
        </text:list-item>
      </text:list>
      <text:p text:style-name="Standard"/>
      <text:p text:style-name="Standard"><text:span text:style-name="T2">Alternative way of multiplying two matrices:</text:span></text:p>
      <text:list xml:id="list3525922624" text:style-name="WWNum5">
        <text:list-item>
          <text:p text:style-name="P12">Linear combination of the columns of the matrix</text:p>
        </text:list-item>
      </text:list>
      <text:p text:style-name="Standard"/>
      <text:p text:style-name="Standard"><text:span text:style-name="T2">Why do we care about matrices:</text:span></text:p>
      <text:list xml:id="list1617085545" text:style-name="WWNum6">
        <text:list-item>
          <text:p text:style-name="P13">Used to create a matrix of features</text:p>
        </text:list-item>
        <text:list-item>
          <text:p text:style-name="P13">m = No of training examples</text:p>
        </text:list-item>
        <text:list-item>
          <text:p text:style-name="P13">n = Number of features in each training examples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P2" style:family="paragraph" style:parent-style-name="Standard">
      <style:text-properties fo:font-size="8pt" style:font-size-asian="8pt" style:font-size-complex="8pt"/>
    </style:style>
    <style:style style:name="MT1" style:family="text">
      <style:text-properties fo:color="#6fa8dc" style:font-name="Roboto Mono" fo:font-size="12pt" style:text-underline-style="solid" style:text-underline-width="auto" style:text-underline-color="font-color" fo:font-weight="bold" style:font-name-asian="Roboto Mono1" style:font-size-asian="12pt" style:font-weight-asian="bold" style:font-name-complex="Roboto Mono1" style:font-size-complex="12pt"/>
    </style:style>
    <style:style style:name="MT2" style:family="text">
      <style:text-properties fo:color="#3c78d8"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MT3" style:family="text">
      <style:text-properties style:font-name="Roboto Mono" fo:font-weight="bold" style:font-name-asian="Roboto Mono1" style:font-weight-asian="bold" style:font-name-complex="Roboto Mono1"/>
    </style:style>
    <style:style style:name="MT4" style:family="text">
      <style:text-properties style:font-name="Roboto Mono" fo:font-size="8pt" style:font-name-asian="Roboto Mono1" style:font-size-asian="8pt" style:font-name-complex="Roboto Mono1" style:font-size-complex="8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2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in" fo:margin-left="0in" fo:margin-right="0in" fo:margin-bottom="0.7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PadhAI Week 1: Vectors &amp; Matrices</text:span><text:span text:style-name="MT2"> </text:span><text:span text:style-name="MT3"><text:tab/><text:tab/> <text:s text:c="10"/></text:span></text:p>
        <text:p text:style-name="Standard"><text:span text:style-name="MT4">by Manick Vennimalai</text:span></text:p>
        <text:p text:style-name="Standard"><draw:rect text:anchor-type="as-char" style:rel-width="100%" draw:z-index="2" draw:style-name="Mgr1" draw:text-style-name="MP1" svg:width="0.0012in" svg:height="0.0213in"><text:p/></draw:rect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4" meta:page-count="3" meta:paragraph-count="49" meta:word-count="363" meta:character-count="1782" meta:non-whitespace-character-count="1482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x</mi>
            <mi>.</mi>
            <mrow>
              <mrow>
                <mi>y</mi>
                <mo stretchy="false">/</mo>
                <mrow/>
              </mrow>
              <mo stretchy="false">∨</mo>
              <mi>y</mi>
              <mo stretchy="false">∨</mo>
              <msup>
                <mrow/>
                <mn>2</mn>
              </msup>
            </mrow>
          </mrow>
        </mrow>
        <mo fence="true" stretchy="false">)</mo>
      </mrow>
      <mi>y</mi>
    </mrow>
    <annotation encoding="StarMath 5.0">(x.y/||y| {|} ^ {2} )y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x</mi>
            <mi>.</mi>
            <mi>y</mi>
          </mrow>
        </mrow>
        <mo fence="true" stretchy="false">)</mo>
      </mrow>
      <mo stretchy="false">/</mo>
      <mrow>
        <mo fence="true" stretchy="true">|</mo>
        <mrow>
          <mrow>
            <mrow>
              <mrow/>
              <mo stretchy="false">∨</mo>
              <mi>x</mi>
              <mo stretchy="false">∨</mo>
              <mrow/>
              <mo stretchy="false">∨</mo>
              <mrow/>
            </mrow>
            <mrow>
              <mi>y</mi>
              <mo stretchy="false">∨</mo>
              <mrow/>
            </mrow>
          </mrow>
        </mrow>
        <mo fence="true" stretchy="true">|</mo>
      </mrow>
    </mrow>
    <annotation encoding="StarMath 5.0">(x.y)/ left lline ||x|| ||y|| right rline</annotation>
  </semantics>
</math>
</file>

<file path=Object 6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x</mi>
            <mi>.</mi>
            <mi>y</mi>
          </mrow>
        </mrow>
        <mo fence="true" stretchy="false">)</mo>
      </mrow>
      <mo stretchy="false">/</mo>
      <mrow>
        <mo fence="true" stretchy="true">|</mo>
        <mrow>
          <mrow>
            <mrow>
              <mrow/>
              <mo stretchy="false">∨</mo>
              <mi>x</mi>
              <mo stretchy="false">∨</mo>
              <mrow/>
              <mo stretchy="false">∨</mo>
              <mrow/>
            </mrow>
            <mrow>
              <mi>y</mi>
              <mo stretchy="false">∨</mo>
              <mrow/>
            </mrow>
          </mrow>
        </mrow>
        <mo fence="true" stretchy="true">|</mo>
      </mrow>
    </mrow>
    <annotation encoding="StarMath 5.0">(x.y)/ left lline ||x|| ||y|| right rline</annotation>
  </semantics>
</math>
</file>